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46in" fo:margin-left="0.009in" fo:margin-right="0.0014in" table:align="margins"/>
    </style:style>
    <style:style style:name="Table1.A" style:family="table-column">
      <style:table-column-properties style:column-width="1.8306in" style:rel-column-width="17349*"/>
    </style:style>
    <style:style style:name="Table1.B" style:family="table-column">
      <style:table-column-properties style:column-width="0.3646in" style:rel-column-width="3455*"/>
    </style:style>
    <style:style style:name="Table1.C" style:family="table-column">
      <style:table-column-properties style:column-width="0.3493in" style:rel-column-width="3310*"/>
    </style:style>
    <style:style style:name="Table1.D" style:family="table-column">
      <style:table-column-properties style:column-width="2.834in" style:rel-column-width="26860*"/>
    </style:style>
    <style:style style:name="Table1.E" style:family="table-column">
      <style:table-column-properties style:column-width="0.3396in" style:rel-column-width="3218*"/>
    </style:style>
    <style:style style:name="Table1.F" style:family="table-column">
      <style:table-column-properties style:column-width="0.4028in" style:rel-column-width="3817*"/>
    </style:style>
    <style:style style:name="Table1.G" style:family="table-column">
      <style:table-column-properties style:column-width="0.4146in" style:rel-column-width="3929*"/>
    </style:style>
    <style:style style:name="Table1.H" style:family="table-column">
      <style:table-column-properties style:column-width="0.3625in" style:rel-column-width="3435*"/>
    </style:style>
    <style:style style:name="Table1.I" style:family="table-column">
      <style:table-column-properties style:column-width="0.0174in" style:rel-column-width="162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D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46in" fo:margin-left="0in" table:align="left"/>
    </style:style>
    <style:style style:name="Table2.A" style:family="table-column">
      <style:table-column-properties style:column-width="1.8306in"/>
    </style:style>
    <style:style style:name="Table2.B" style:family="table-column">
      <style:table-column-properties style:column-width="0.3597in"/>
    </style:style>
    <style:style style:name="Table2.C" style:family="table-column">
      <style:table-column-properties style:column-width="0.3535in"/>
    </style:style>
    <style:style style:name="Table2.D" style:family="table-column">
      <style:table-column-properties style:column-width="2.8389in"/>
    </style:style>
    <style:style style:name="Table2.E" style:family="table-column">
      <style:table-column-properties style:column-width="0.3375in"/>
    </style:style>
    <style:style style:name="Table2.F" style:family="table-column">
      <style:table-column-properties style:column-width="0.4021in"/>
    </style:style>
    <style:style style:name="Table2.G" style:family="table-column">
      <style:table-column-properties style:column-width="0.416in"/>
    </style:style>
    <style:style style:name="Table2.H" style:family="table-column">
      <style:table-column-properties style:column-width="0.3764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4214952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149872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15006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897824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4223523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2260832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227632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227651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3893380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3893400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3892737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389275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223457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89324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24256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4230612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89318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893356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22778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893312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22780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2278192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42149520"/>start_date<text:change-end text:change-id="ct42149520"/> au <text:change-start text:change-id="ct42149872"/>end_date<text:change-end text:change-id="ct42149872"/></text:p>
      <text:p text:style-name="Standard">Représentant : <text:change-start text:change-id="ct42150064"/>representant_nom<text:change-end text:change-id="ct42150064"/></text:p>
      <text:p text:style-name="Standard">Type de client : <text:change-start text:change-id="ct41897824"/>type_client<text:change-end text:change-id="ct41897824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42235232"/>item['top'][0]<text:change-end text:change-id="ct42235232"/></text:p>
                </table:table-cell>
                <table:table-cell table:style-name="Table2.A1" office:value-type="string">
                  <text:p text:style-name="P3"><text:change-start text:change-id="ct42260832"/>item['top'][1]<text:change-end text:change-id="ct42260832"/></text:p>
                </table:table-cell>
                <table:table-cell table:style-name="Table2.A1" office:value-type="string">
                  <text:p text:style-name="P5"><text:change-start text:change-id="ct42276320"/>item['top'][2]<text:change-end text:change-id="ct42276320"/></text:p>
                </table:table-cell>
                <table:table-cell table:style-name="Table2.A1" office:value-type="string">
                  <text:p text:style-name="P7"><text:change-start text:change-id="ct42276512"/>item['top'][3]<text:change-end text:change-id="ct42276512"/></text:p>
                </table:table-cell>
                <table:table-cell table:style-name="Table2.A1" office:value-type="string">
                  <text:p text:style-name="P2"><text:change-start text:change-id="ct38933808"/>item['top'][4]<text:change-end text:change-id="ct38933808"/></text:p>
                </table:table-cell>
                <table:table-cell table:style-name="Table2.A1" office:value-type="string">
                  <text:p text:style-name="P2"><text:change-start text:change-id="ct38934000"/>item['top'][5]<text:change-end text:change-id="ct38934000"/></text:p>
                </table:table-cell>
                <table:table-cell table:style-name="Table2.A1" office:value-type="string">
                  <text:p text:style-name="P2"><text:change-start text:change-id="ct38927376"/>item['top'][6]<text:change-end text:change-id="ct38927376"/></text:p>
                </table:table-cell>
                <table:table-cell table:style-name="Table2.A1" office:value-type="string">
                  <text:p text:style-name="P2"><text:change-start text:change-id="ct38927568"/>item['top'][7]<text:change-end text:change-id="ct38927568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42234576"/>sub[0]<text:change-end text:change-id="ct42234576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38932464"/>sub[1]<text:change-end text:change-id="ct3893246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42242560"/>sub[2]<text:change-end text:change-id="ct42242560"/></text:p>
                </table:table-cell>
                <table:table-cell table:style-name="Table2.A1" office:value-type="string">
                  <text:p text:style-name="P2"><text:change-start text:change-id="ct42306128"/>sub[3]<text:change-end text:change-id="ct42306128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38931888"/>totals[0]<text:change-end text:change-id="ct38931888"/></text:p>
          </table:table-cell>
          <table:table-cell table:style-name="Table4.A1" office:value-type="string">
            <text:p text:style-name="P9"><text:change-start text:change-id="ct38933568"/>totals[1]<text:change-end text:change-id="ct38933568"/></text:p>
          </table:table-cell>
          <table:table-cell table:style-name="Table4.A1" office:value-type="string">
            <text:p text:style-name="P9"><text:change-start text:change-id="ct42277808"/>totals[2]<text:change-end text:change-id="ct42277808"/></text:p>
          </table:table-cell>
          <table:table-cell table:style-name="Table4.A1" office:value-type="string">
            <text:p text:style-name="P9"><text:change-start text:change-id="ct38933120"/>totals[3]<text:change-end text:change-id="ct38933120"/></text:p>
          </table:table-cell>
          <table:table-cell table:style-name="Table4.A1" office:value-type="string">
            <text:p text:style-name="P9"><text:change-start text:change-id="ct42278000"/>totals[4]<text:change-end text:change-id="ct42278000"/></text:p>
          </table:table-cell>
          <table:table-cell table:style-name="Table4.A1" office:value-type="string">
            <text:p text:style-name="P9"><text:change-start text:change-id="ct42278192"/>totals[5]<text:change-end text:change-id="ct4227819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3T11:34:09</dc:date>
    <meta:editing-duration>PT10H09M57S</meta:editing-duration>
    <meta:editing-cycles>104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2" meta:word-count="61" meta:character-count="455"/>
  </office:meta>
</office:document-meta>
</file>